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Helvetica" svg:font-family="Helvetica, arial, nimbussansl, liberationsans, freesans, clean, sans-serif, 'Apple Color Emoji', 'Segoe UI Emoji', 'Segoe UI Symbol'"/>
    <style:font-face style:name="Lohit Hindi1" svg:font-family="'Lohit Hindi'"/>
    <style:font-face style:name="OpenSymbol" svg:font-family="OpenSymbol"/>
    <style:font-face style:name="arial" svg:font-family="arial, sans-serif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Predeterminado" style:font-family-generic="swiss" style:font-pitch="variable"/>
    <style:font-face style:name="CMBX12" svg:font-family="CMBX12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2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ing_20_1" style:master-page-name="Presentacion">
      <style:paragraph-properties fo:text-align="center" style:justify-single-word="false" style:page-number="auto"/>
    </style:style>
    <style:style style:name="P10" style:family="paragraph" style:parent-style-name="Heading_20_1" style:master-page-name="Cuerpo">
      <style:paragraph-properties style:page-number="auto"/>
    </style:style>
    <style:style style:name="P11" style:family="paragraph" style:parent-style-name="Heading_20_2">
      <style:text-properties fo:font-weight="bold" style:font-weight-asian="bold" style:font-weight-complex="bold"/>
    </style:style>
    <style:style style:name="P12" style:family="paragraph" style:parent-style-name="Standard" style:master-page-name="Presentacion">
      <style:paragraph-properties fo:text-align="center" style:justify-single-word="false" style:page-number="auto"/>
    </style:style>
    <style:style style:name="P13" style:family="paragraph" style:parent-style-name="Text_20_body" style:list-style-name="L1"/>
    <style:style style:name="P14" style:family="paragraph" style:parent-style-name="Text_20_body">
      <style:text-properties fo:color="#000000" fo:font-weight="normal" style:font-weight-asian="normal" style:font-weight-complex="normal"/>
    </style:style>
    <style:style style:name="P15" style:family="paragraph" style:parent-style-name="Text_20_body" style:list-style-name="L2">
      <style:text-properties officeooo:rsid="0017e2fe" officeooo:paragraph-rsid="0017e2fe"/>
    </style:style>
    <style:style style:name="P16" style:family="paragraph" style:parent-style-name="Text_20_body" style:list-style-name="L2">
      <style:text-properties officeooo:rsid="0017e2fe" officeooo:paragraph-rsid="001874ab"/>
    </style:style>
    <style:style style:name="P17" style:family="paragraph" style:parent-style-name="Text_20_body" style:list-style-name="L2">
      <style:text-properties officeooo:rsid="0017e2fe" officeooo:paragraph-rsid="00193742"/>
    </style:style>
    <style:style style:name="P18" style:family="paragraph" style:parent-style-name="Text_20_body" style:list-style-name="L2">
      <style:text-properties officeooo:rsid="001874ab" officeooo:paragraph-rsid="0018840b"/>
    </style:style>
    <style:style style:name="P19" style:family="paragraph" style:parent-style-name="Text_20_body">
      <style:text-properties officeooo:rsid="001874ab" officeooo:paragraph-rsid="0018840b"/>
    </style:style>
    <style:style style:name="P20" style:family="paragraph" style:parent-style-name="Text_20_body">
      <style:text-properties officeooo:rsid="0018840b" officeooo:paragraph-rsid="0018840b"/>
    </style:style>
    <style:style style:name="P21" style:family="paragraph" style:parent-style-name="Text_20_body" style:list-style-name="L2">
      <style:text-properties officeooo:rsid="00193742" officeooo:paragraph-rsid="00193742"/>
    </style:style>
    <style:style style:name="P22" style:family="paragraph" style:parent-style-name="Text_20_body">
      <style:text-properties fo:font-weight="bold" officeooo:rsid="00193742" officeooo:paragraph-rsid="00193742" style:font-weight-asian="bold" style:font-weight-complex="bold"/>
    </style:style>
    <style:style style:name="P23" style:family="paragraph" style:parent-style-name="Text_20_body" style:list-style-name="L3">
      <style:text-properties fo:font-weight="normal" officeooo:rsid="00193742" officeooo:paragraph-rsid="00193742" style:font-weight-asian="normal" style:font-weight-complex="normal"/>
    </style:style>
    <style:style style:name="P24" style:family="paragraph" style:parent-style-name="Text_20_body">
      <style:text-properties fo:font-weight="normal" officeooo:rsid="00193742" officeooo:paragraph-rsid="00193742" style:font-weight-asian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style:font-name="CMBX12" fo:font-size="12pt" style:font-size-asian="12pt"/>
    </style:style>
    <style:style style:name="T4" style:family="text">
      <style:text-properties style:font-name="CMBX12" fo:font-size="12pt" officeooo:rsid="0017e2fe" style:font-size-asian="12pt"/>
    </style:style>
    <style:style style:name="T5" style:family="text">
      <style:text-properties officeooo:rsid="001874ab"/>
    </style:style>
    <style:style style:name="T6" style:family="text">
      <style:text-properties officeooo:rsid="0018e0d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3"><text:reference-mark-start text:name="titulo"/>PROYECTO FINAL FLP - OBLIQ <text:reference-mark-end text:name="titulo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reference-mark-start text:name="Autor"/>Andrés Felipe Valencia - 1523227 <text:line-break/>Jefferson Mendoza - 141033<text:reference-mark-end text:name="Autor"/></text:p>
      <text:p text:style-name="P3"/>
      <text:p text:style-name="P3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<text:reference-mark-start text:name="Universidad"/>Universidad <text:s/>del Valle <text:reference-mark-end text:name="Universidad"/></text:p>
      <text:p text:style-name="P3"><text:reference-mark-start text:name="Programa"/>Ingeniería de Sistemas<text:reference-mark-end text:name="Programa"/></text:p>
      <text:p text:style-name="P3"><text:reference-mark-start text:name="Materia"/>Fundamentos de Leguajes de Programación<text:reference-mark-end text:name="Materia"/></text:p>
      <text:p text:style-name="P2"><text:reference-mark-start text:name="Ciudad"/>Santiago de Cali<text:reference-mark-end text:name="Ciudad"/></text:p>
      <text:p text:style-name="P2"><text:reference-mark-start text:name="Año"/>2013<text:reference-mark-end text:name="Año"/></text:p>
      <text:p text:style-name="P12"/>
      <text:p text:style-name="P3"><text:reference-ref text:reference-format="text" text:ref-name="titulo">PROYECTO FINAL FLP - OBLIQ </text:reference-ref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reference-ref text:reference-format="text" text:ref-name="Autor">Andrés Felipe Valencia - 1523227  Jefferson Mendoza - 141033</text:reference-ref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reference-mark-start text:name="Docente"/>Carlos Andrés Delgado Saavedra <text:reference-mark-end text:name="Docente"/></text:p>
      <text:p text:style-name="P2"><text:reference-mark-start text:name="DocenteTitulo"/>Ingeniero de Electronico y de Sistemas<text:reference-mark-end text:name="DocenteTitulo"/>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<text:reference-ref text:reference-format="text" text:ref-name="Universidad">Universidad  del Valle </text:reference-ref></text:p>
      <text:p text:style-name="P3"><text:reference-ref text:reference-format="text" text:ref-name="Programa">Ingeniería de Sistemas</text:reference-ref></text:p>
      <text:p text:style-name="P3"><text:reference-ref text:reference-format="text" text:ref-name="Materia">Fundamentos de Leguajes de Programación</text:reference-ref></text:p>
      <text:p text:style-name="P2"><text:reference-ref text:reference-format="text" text:ref-name="Ciudad">Santiago de Cali</text:reference-ref></text:p>
      <text:p text:style-name="P2"><text:reference-ref text:reference-format="text" text:ref-name="Año">2013</text:reference-ref></text:p>
      <text:p text:style-name="P12"/>
      <text:table-of-content text:style-name="Sect1" text:name="Índice de contenido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Contenido</text:p>
          </text:index-title>
          <text:h text:style-name="P6" text:outline-level="1"><text:a xlink:type="simple" xlink:href="#__RefHeading__458_2133575076" text:style-name="Index_20_Link" text:visited-style-name="Index_20_Link">INTRODUCCION<text:tab/>4</text:a></text:h>
          <text:h text:style-name="P6" text:outline-level="1"><text:a xlink:type="simple" xlink:href="#__RefHeading__460_2133575076" text:style-name="Index_20_Link" text:visited-style-name="Index_20_Link">1 .sintáxis del lenguaje<text:tab/>5</text:a></text:h>
          <text:h text:style-name="P6" text:outline-level="1"><text:a xlink:type="simple" xlink:href="#__RefHeading__230_205795738" text:style-name="Index_20_Link" text:visited-style-name="Index_20_Link">2 .COMPORTAMIENTO DEL INTERPRETADOR<text:tab/>5</text:a></text:h>
          <text:p text:style-name="P7"><text:a xlink:type="simple" xlink:href="#__RefHeading__461_525927944" text:style-name="Index_20_Link" text:visited-style-name="Index_20_Link"><text:s/>2.1 .EXPRESION 1<text:tab/>5</text:a></text:p>
          <text:p text:style-name="P7"><text:a xlink:type="simple" xlink:href="#__RefHeading__463_525927944" text:style-name="Index_20_Link" text:visited-style-name="Index_20_Link"><text:s/>2.2 .EXPRESION 2<text:tab/>5</text:a></text:p>
          <text:h text:style-name="P6" text:outline-level="1"><text:a xlink:type="simple" xlink:href="#__RefHeading__408_2133575076" text:style-name="Index_20_Link" text:visited-style-name="Index_20_Link">3 .Otros procedimientos<text:tab/>5</text:a></text:h>
          <text:h text:style-name="P6" text:outline-level="1"><text:a xlink:type="simple" xlink:href="#__RefHeading__410_2133575076" text:style-name="Index_20_Link" text:visited-style-name="Index_20_Link">4 .CONCLUSIONES <text:tab/>5</text:a></text:h>
          <text:h text:style-name="P6" text:outline-level="1"><text:a xlink:type="simple" xlink:href="#__RefHeading__465_525927944" text:style-name="Index_20_Link" text:visited-style-name="Index_20_Link">5 .Bibliografía<text:tab/>6</text:a></text:h>
        </text:index-body>
      </text:table-of-content>
      <text:h text:style-name="P8" text:outline-level="1" text:is-list-header="true"/>
      <text:h text:style-name="P9" text:outline-level="1" text:is-list-header="true"><text:bookmark-start text:name="__RefHeading__458_2133575076"/>INTRODUCCION<text:bookmark-end text:name="__RefHeading__458_2133575076"/></text:h>
      <text:p text:style-name="P4"/>
      <text:p text:style-name="P4"/>
      <text:p text:style-name="P5">PARAFO INTRODUCCION</text:p>
      <text:p text:style-name="P5"/>
      <text:p text:style-name="P5"/>
      <text:p text:style-name="P5"/>
      <text:h text:style-name="P10" text:outline-level="1"><text:bookmark-start text:name="__RefHeading__460_2133575076"/>sintáxis del lenguaje<text:bookmark-end text:name="__RefHeading__460_2133575076"/></text:h>
      <text:p text:style-name="P22">Palabras Clave:</text:p>
      <text:p text:style-name="P24">La siguiente lista muestras las palabras que son reservadas de el lenguaje las cuales no se pueden utilizar como constantes o variable u otro identificador.</text:p>
      <text:list xml:id="list8075361671018051133" text:style-name="L3">
        <text:list-item>
          <text:p text:style-name="P23">ok</text:p>
        </text:list-item>
        <text:list-item>
          <text:p text:style-name="P23">if</text:p>
        </text:list-item>
        <text:list-item>
          <text:p text:style-name="P23">then</text:p>
        </text:list-item>
        <text:list-item>
          <text:p text:style-name="P23">elseif</text:p>
        </text:list-item>
        <text:list-item>
          <text:p text:style-name="P23">else</text:p>
        </text:list-item>
        <text:list-item>
          <text:p text:style-name="P23">var</text:p>
        </text:list-item>
        <text:list-item>
          <text:p text:style-name="P23">in</text:p>
        </text:list-item>
        <text:list-item>
          <text:p text:style-name="P23">let</text:p>
        </text:list-item>
        <text:list-item>
          <text:p text:style-name="P23">letrec</text:p>
        </text:list-item>
        <text:list-item>
          <text:p text:style-name="P23">set</text:p>
        </text:list-item>
        <text:list-item>
          <text:p text:style-name="P23">begin</text:p>
        </text:list-item>
        <text:list-item>
          <text:p text:style-name="P23">end</text:p>
        </text:list-item>
        <text:list-item>
          <text:p text:style-name="P23">for</text:p>
        </text:list-item>
        <text:list-item>
          <text:p text:style-name="P23">to</text:p>
        </text:list-item>
        <text:list-item>
          <text:p text:style-name="P23">do</text:p>
        </text:list-item>
        <text:list-item>
          <text:p text:style-name="P23">is</text:p>
        </text:list-item>
        <text:list-item>
          <text:p text:style-name="P23">not</text:p>
        </text:list-item>
        <text:list-item>
          <text:p text:style-name="P23">and</text:p>
        </text:list-item>
        <text:list-item>
          <text:p text:style-name="P23">or</text:p>
        </text:list-item>
        <text:list-item>
          <text:p text:style-name="P23">false</text:p>
        </text:list-item>
        <text:list-item>
          <text:p text:style-name="P23">true</text:p>
        </text:list-item>
        <text:list-item>
          <text:p text:style-name="P23">proc</text:p>
        </text:list-item>
        <text:list-item>
          <text:p text:style-name="P23">apply</text:p>
        </text:list-item>
      </text:list>
      <text:h text:style-name="P11" text:outline-level="2"><text:soft-page-break/><text:span text:style-name="T3">Estructuras Sint</text:span><text:span text:style-name="T4">á</text:span><text:span text:style-name="T3">cticas</text:span></text:h>
      <text:h text:style-name="Heading_20_3" text:outline-level="3">Identificadores</text:h>
      <text:list xml:id="list3854461163524428646" text:style-name="L2">
        <text:list-item>
          <text:p text:style-name="P15">Sensibilidad a mayúsculas: Nuestro interpretador es sensible a mayusculas, por lo que un identificador llamado Calc es diferente a calc.</text:p>
        </text:list-item>
        <text:list-item>
          <text:p text:style-name="P16">Los identificadores son un conjunto de caracteres alfanuméricos que empiezan con una letra y puede ir seguido de letras, digitos o bien caracteres especiales como guion bajo[ _ ], <text:s/>guion[ - ] <text:s/>o signo de interrogación [?].</text:p>
        </text:list-item>
        <text:list-item>
          <text:p text:style-name="P21">Una palabra clave no se puede utilizar como identificador.</text:p>
        </text:list-item>
        <text:list-item>
          <text:p text:style-name="P17"><text:span text:style-name="T5">Ejemplo de identificadores validos: calc, int?, fact_, calcular-x?.</text:span></text:p>
        </text:list-item>
        <text:list-item>
          <text:p text:style-name="P17"><text:span text:style-name="T5"><text:s/>Ejemplo de identificadores erroneos: 1calc, ?fact, proc.</text:span></text:p>
          <text:p text:style-name="P17"/>
          <text:list>
            <text:list-header>
              <text:p text:style-name="P18"/>
            </text:list-header>
          </text:list>
        </text:list-item>
      </text:list>
      <text:h text:style-name="Heading_20_2" text:outline-level="2">Estructuras de Datos</text:h>
      <text:h text:style-name="Heading_20_3" text:outline-level="3">Constantes</text:h>
      <text:p text:style-name="P19"/>
      <text:p text:style-name="Text_20_body"/>
      <text:p text:style-name="Text_20_body"/>
      <text:p text:style-name="Text_20_body"/>
      <text:h text:style-name="Heading_20_1" text:outline-level="1"><text:bookmark-start text:name="__RefHeading__230_205795738"/>COMPORTAMIENTO DEL INTERPRETADOR<text:bookmark-end text:name="__RefHeading__230_205795738"/></text:h>
      <text:p text:style-name="Text_20_body"/>
      <text:h text:style-name="Heading_20_2" text:outline-level="2"><text:bookmark-start text:name="__RefHeading__461_525927944"/>EXPRESION 1<text:bookmark-end text:name="__RefHeading__461_525927944"/></text:h>
      <text:p text:style-name="Text_20_body">Colocar el comportamiento de la expresion 1</text:p>
      <text:p text:style-name="Text_20_body"/>
      <text:h text:style-name="Heading_20_2" text:outline-level="2"><text:bookmark-start text:name="__RefHeading__463_525927944"/>EXPRESION 2<text:bookmark-end text:name="__RefHeading__463_525927944"/></text:h>
      <text:p text:style-name="Text_20_body">Coloar el comportamiento de la expresion 2</text:p>
      <text:p text:style-name="Text_20_body"/>
      <text:h text:style-name="Heading_20_1" text:outline-level="1"><text:bookmark-start text:name="__RefHeading__408_2133575076"/>Otros procedimientos<text:bookmark-end text:name="__RefHeading__408_2133575076"/></text:h>
      <text:p text:style-name="Text_20_body"/>
      <text:list xml:id="list9046767850755550698" text:style-name="L1">
        <text:list-item>
          <text:p text:style-name="P13">las descripciones de los procedimientos y datos auxiliares utilizados para el buen funcionamiento del interpretador</text:p>
        </text:list-item>
      </text:list>
      <text:h text:style-name="Heading_20_1" text:outline-level="1"><text:bookmark-start text:name="__RefHeading__410_2133575076"/><text:soft-page-break/>CONCLUSIONES <text:bookmark-end text:name="__RefHeading__410_2133575076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465_525927944"/>Bibliografía<text:bookmark-end text:name="__RefHeading__465_525927944"/></text:h>
      <text:p text:style-name="Text_20_body"/>
      <text:p text:style-name="Text_20_body"><text:span text:style-name="T1">Code from the book "Essentials of Programming Languages", 3rd ed. by Friedman and Wand, </text:span><text:span text:style-name="T2">Mitchell Wand - [fecha de consulta: 14 de febrero de 2016 ] disponible en: https://github.com/mwand/eopl3</text:span></text:p>
      <text:p text:style-name="P14"/>
      <text:p text:style-name="Text_20_body">PROYECTO_FLP, Robert Ceballos - [fecha de consulta: 21 de febrero de 2016 ]disponible en: <text:a xlink:type="simple" xlink:href="https://github.com/RobertCeballos/PROYECTO_FLP" text:style-name="Internet_20_link" text:visited-style-name="Visited_20_Internet_20_Link">https://github.com/RobertCeballos/PROYECTO_FLP</text:a></text:p>
      <text:p text:style-name="Text_20_body"/>
      <text:p text:style-name="P20">flpunivalle, <text:span text:style-name="T6">Jefferson Mendoza - Andres Valencia</text:span> - [fecha de consulta: 24 de febrero de 2016 ] disponible en: https://github.com/jeffersonM/flpunivalle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Helvetica" svg:font-family="Helvetica, arial, nimbussansl, liberationsans, freesans, clean, sans-serif, 'Apple Color Emoji', 'Segoe UI Emoji', 'Segoe UI Symbol'"/>
    <style:font-face style:name="Lohit Hindi1" svg:font-family="'Lohit Hindi'"/>
    <style:font-face style:name="OpenSymbol" svg:font-family="OpenSymbol"/>
    <style:font-face style:name="arial" svg:font-family="arial, sans-serif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Predeterminado" style:font-family-generic="swiss" style:font-pitch="variable"/>
    <style:font-face style:name="CMBX12" svg:font-family="CMBX12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000000" style:font-name="Arial" fo:font-family="Arial" style:font-style-name="Predeterminado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fo:text-transform="uppercase" style:font-name="Arial1" fo:font-family="Arial" style:font-style-name="Negrita" style:font-family-generic="swiss" style:font-pitch="variable" fo:font-size="12pt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2cm" loext:contextual-spacing="false" fo:text-align="center" style:justify-single-word="false" fo:text-indent="0cm" style:auto-text-indent="false" style:page-number="auto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cfe7f5"/>
      <style:paragraph-properties fo:margin-left="0cm" fo:margin-right="0cm" fo:margin-top="0cm" fo:margin-bottom="0cm" loext:contextual-spacing="false" fo:text-indent="0cm" style:auto-text-indent="false" fo:background-color="transparent"/>
      <style:text-properties fo:text-transform="uppercase" style:font-name="Arial1" fo:font-family="Arial" style:font-style-name="Negrita" style:font-family-generic="swiss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default-outline-level="1" style:list-style-name="" style:class="index" style:master-page-name="">
      <loext:graphic-properties draw:fill="none" draw:fill-color="#cfe7f5"/>
      <style:paragraph-properties fo:margin-left="0cm" fo:margin-right="0cm" fo:margin-top="0cm" fo:margin-bottom="1cm" loext:contextual-spacing="false" fo:text-indent="0cm" style:auto-text-indent="false" style:page-number="auto" fo:background-color="transparent" style:shadow="none" style:join-border="false">
        <style:tab-stops>
          <style:tab-stop style:position="17.5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 style:master-page-name="">
      <loext:graphic-properties draw:fill="none" draw:fill-color="#cfe7f5"/>
      <style:paragraph-properties fo:margin-left="0cm" fo:margin-right="0cm" fo:margin-top="0cm" fo:margin-bottom="1cm" loext:contextual-spacing="false" fo:text-indent="0cm" style:auto-text-indent="false" style:page-number="auto" fo:background-color="transparent" style:shadow="none">
        <style:tab-stops>
          <style:tab-stop style:position="17.09cm" style:type="right" style:leader-style="dotted" style:leader-text="."/>
        </style:tab-stops>
      </style:paragraph-properties>
      <style:text-properties fo:text-transform="uppercase"/>
    </style:style>
    <style:style style:name="Contents_20_3" style:display-name="Contents 3" style:family="paragraph" style:parent-style-name="Index" style:class="index">
      <style:paragraph-properties fo:margin-left="0cm" fo:margin-right="0cm" fo:margin-top="0cm" fo:margin-bottom="1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cfe7f5"/>
      <style:paragraph-properties fo:margin-left="0cm" fo:margin-right="0cm" fo:margin-top="0cm" fo:margin-bottom="0cm" loext:contextual-spacing="false" fo:text-indent="0cm" style:auto-text-indent="false" style:page-number="auto" fo:background-color="transparent" style:shadow="none">
        <style:tab-stops/>
      </style:paragraph-properties>
      <style:text-properties style:font-name="Arial1" fo:font-family="Arial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2cm" loext:contextual-spacing="false" fo:text-align="center" style:justify-single-word="false" fo:text-indent="0cm" style:auto-text-indent="fals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1cm" loext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Sin_20_nombre1" style:display-name="Sin nombre1" style:family="graphic" style:parent-style-name="Graphics"/>
    <text:outline-style style:name="Outline">
      <text:outline-level-style text:level="1" text:style-name="Numbering_20_Symbols" style:num-suffix=" 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3cm" fo:margin-bottom="3cm" fo:margin-left="4.001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3cm" fo:margin-bottom="3cm" fo:margin-left="4.001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0cm" style:dynamic-spacing="false"/>
      </style:header-style>
      <style:footer-style>
        <style:header-footer-properties svg:height="2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 style:next-style-name="Presentacion"/>
    <style:master-page style:name="Cuerpo" style:page-layout-name="Mpm2">
      <style:footer>
        <text:p text:style-name="MP1"><text:page-number text:select-page="current">7</text:page-number></text:p>
      </style:footer>
    </style:master-page>
    <style:master-page style:name="Presentacion" style:page-layout-name="Mpm3">
      <style:header>
        <text:p text:style-name="Header"/>
      </style:header>
      <style:footer>
        <text:p text:style-name="Footer"/>
      </style:footer>
    </style:master-page>
    <style:master-page style:name="Sin_20_nombre1" style:display-name="Sin nombr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0:17:12</meta:creation-date>
    <meta:editing-duration>PT39M33S</meta:editing-duration>
    <meta:editing-cycles>11</meta:editing-cycles>
    <meta:generator>LibreOffice/5.1.0.3$Windows_x86 LibreOffice_project/5e3e00a007d9b3b6efb6797a8b8e57b51ab1f737</meta:generator>
    <dc:title>trabajos</dc:title>
    <meta:initial-creator>webmaster </meta:initial-creator>
    <dc:date>2016-02-24T17:13:52.098000000</dc:date>
    <meta:document-statistic meta:table-count="0" meta:image-count="0" meta:object-count="0" meta:page-count="7" meta:paragraph-count="78" meta:word-count="400" meta:character-count="2411" meta:non-whitespace-character-count="2105"/>
  </office:meta>
</office:document-meta>
</file>